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fo:background-color="#D9E1F2"/>
    </style:style>
    <style:style style:name="ce9" style:family="table-cell" style:parent-style-name="Default" style:data-style-name="N36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FFF2CC"/>
    </style:style>
    <style:style style:name="ce11" style:family="table-cell" style:parent-style-name="Default" style:data-style-name="N36">
      <style:table-cell-properties fo:border="thin solid #000000" fo:background-color="#FFD966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E7E6E6"/>
    </style:style>
    <style:style style:name="ce16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7" table:number-rows-spanned="1" table:style-name="ce21">
            <text:p>&lt;Author/SeriesTitle&gt;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15"/>
          <table:table-cell office:value-type="string" table:style-name="ce17">
            <text:p>contract due</text:p>
          </table:table-cell>
          <table:table-cell office:value-type="string" table:style-name="ce17">
            <text:p>approved new dates</text:p>
          </table:table-cell>
          <table:table-cell office:value-type="string" table:style-name="ce16">
            <text:p>adj.</text:p>
          </table:table-cell>
          <table:table-cell office:value-type="string" table:style-name="ce19">
            <text:p>project in?</text:p>
          </table:table-cell>
          <table:table-cell office:value-type="string" table:style-name="ce18">
            <text:p>date submitted</text:p>
          </table:table-cell>
          <table:table-cell office:value-type="string" table:style-name="ce16">
            <text:p>days diff.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1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3]-[.B3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3]-[.C3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2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4]-[.B4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4]-[.C4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3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5]-[.B5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5]-[.C5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Project 4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6]-[.B6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6]-[.C6])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style-name="ce3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ontract draft due</text:p>
          </table:table-cell>
          <table:table-cell office:value-type="date" office:date-value="2021-01-01T00:00:00" table:style-name="ce5">
            <text:p>1/1/21</text:p>
          </table:table-cell>
          <table:table-cell office:value-type="string" table:style-name="ce4">
            <text:p><text:s/></text:p>
          </table:table-cell>
          <table:table-cell table:number-columns-repeated="2" table:style-name="ce1"/>
          <table:table-cell office:value-type="string" table:style-name="ce7">
            <text:p>max diff.</text:p>
          </table:table-cell>
          <table:table-cell office:value-type="float" office:value="0" table:formula="of:=MAX([.G3:.G6]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rojected</text:p>
          </table:table-cell>
          <table:table-cell office:value-type="date" office:date-value="2021-01-01T00:00:00" table:formula="of:=([.B8]+([.D6]+[.G8]))" table:style-name="ce11">
            <text:p>1/1/21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7T00:00:01Z</dc:date>
  </office:meta>
</office:document-meta>
</file>